
<file path=META-INF/manifest.xml><?xml version="1.0" encoding="utf-8"?>
<manifest:manifest xmlns:office="urn:oasis:names:tc:opendocument:xmlns:office:1.0" xmlns:text="urn:oasis:names:tc:opendocument:xmlns:text:1.0" xmlns:meta="urn:oasis:names:tc:opendocument:xmlns:meta:1.0" xmlns:style="urn:oasis:names:tc:opendocument:xmlns:style:1.0" xmlns:fo="urn:oasis:names:tc:opendocument:xmlns:xsl-fo-compatible:1.0" xmlns:manifest="urn:oasis:names:tc:opendocument:xmlns:manifest:1.0" xmlns:chart="urn:oasis:names:tc:opendocument:xmlns:chart:1.0" xmlns:draw="urn:oasis:names:tc:opendocument:xmlns:drawing:1.0" xmlns:presentation="urn:oasis:names:tc:opendocument:xmlns:presentation:1.0" xmlns:table="urn:oasis:names:tc:opendocument:xmlns:table:1.0">
  <manifest:file-entry manifest:full-path="/" manifest:media-type="application/vnd.oasis.opendocument.tex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text="urn:oasis:names:tc:opendocument:xmlns:text:1.0" xmlns:meta="urn:oasis:names:tc:opendocument:xmlns:meta:1.0" xmlns:style="urn:oasis:names:tc:opendocument:xmlns:style:1.0" xmlns:fo="urn:oasis:names:tc:opendocument:xmlns:xsl-fo-compatible:1.0" xmlns:manifest="urn:oasis:names:tc:opendocument:xmlns:manifest:1.0" xmlns:chart="urn:oasis:names:tc:opendocument:xmlns:chart:1.0" xmlns:draw="urn:oasis:names:tc:opendocument:xmlns:drawing:1.0" xmlns:presentation="urn:oasis:names:tc:opendocument:xmlns:presentation:1.0" xmlns:table="urn:oasis:names:tc:opendocument:xmlns:table:1.0" office:version="1.2">
  <office:automatic-styles/>
  <office:body>
    <office:text>
      <text:p text:style-name="TitleStyle">How to Grow Up Without Losing Your Magic</text:p>
      <text:p text:style-name="SubtitleStyle">A bedtime guide for curious kids and their progressive parents, told by someone who's made it to 100, more or less intact.</text:p>
      <text:h text:outline-level="1">Chapter 1: The Secret of the Extra Hour</text:h>
      <text:p>
Hello, young traveler. I’m Old Man Grizzle. I’ve lived a hundred years and once had hair as thick as a bear’s butt in winter. Now I’ve got about three hairs left, and each one's got its own opinion.

I’m here to tell you things no one told me until it was too late — things about growing up, staying weird, making peace with your teeth, and learning to love robots (more on that later). You’ll hear from me, my extremely opinionated cat, Porridge, and a time-traveling robot named &lt;&gt;. Yes, that’s right. The robot is *you* — from the future!

Let’s begin with a secret I wish someone had told me when I was your age:

If you wake up an hour before the world, you get to own that hour. No chores. No emails. No barking teachers. Just you, your brain, and maybe a snack if no one's watching.

Do this:
- Stretch like a hero waking up in a castle.
- Wash your face like you're preparing for a duel with destiny.
- Eat something that doesn’t turn your brain into syrup. (That means real food, not rainbow-colored sugar bricks.)
- Do one thing that future-you will say THANK YOU for.

Every single day you steal back one hour, you’re secretly training to become a wizard. Not the kind with hats. The kind that can build stuff, learn fast, and stay kind when other people are being potato-heads.
</text:p>
      <text:h text:outline-level="2">Talk About It:</text:h>
      <text:p>
- What would you do with an hour that no one else gets?
- What makes mornings hard, and how could they be more fun?
</text:p>
      <text:p>*Illustration idea: A sleepy kid tiptoeing through a glowing morning hour while the rest of the world sleeps — with Old Man Grizzle, Porridge the cat (mid-yawn), and robot-&lt;**&gt; holding a cup of tea and a scroll labeled “The Future.”*</text:p>
      <text:p>(Next chapter will continue the story with lessons about teeth, love, AI, growing up, reality, and other beautifully messy things.)</text:p>
      <text:h text:outline-level="1">Chapter 2: Teeth, Guts, and the Machines That Notice</text:h>
      <text:p>
Brush your teeth, kid. Not because adults say so, but because your mouth is the front door to your entire body.

When you leave it dirty, bad guests sneak in: infection, rot, dragon breath, and even trouble for your heart and brain later on. I once knew a kid who lost half his confidence because of a stinky mouth. He became a hermit named Stenchbeard. True story. Sort of.

Use an electric toothbrush with a timer — because your brain gets bored and lies to you about time. Floss gently. Visit a hygienist every 6 months. And if your gums bleed, that’s your mouth crying. Listen to it.

Your gut? It’s your second brain. Feed it colors (real ones, from veggies and fruit), fiber, water. Not just the beige parade of fries, pizza crusts, and cookies.

Your body is the robot you live in. And when it’s clean, calm, and fueled right, your mind becomes a genius.

*Illustration idea: Robot-&lt;&gt; giving a report to Old Man Grizzle while inspecting the kid’s mouth with a headlamp and toolkit. Porridge wears dentist goggles, horrified.*
</text:p>
      <text:h text:outline-level="1">Chapter 3: How to Love Without Getting Glued</text:h>
      <text:p>
Love is like a fire. Beautiful, warm — but don’t stick your face in it.

You can love many people at once. Friends, family, your frog collection. That’s natural. But when love becomes a *promise*, be careful what kind of promise it is.

Romantic love makes people act very silly. They write songs. They stop eating vegetables. Some even tattoo other people’s names onto their butts.

Grizzle’s Rule: Never make a forever-promise until you’ve cleaned someone’s toilet *and* fought over something boring like batteries.

Want love that lasts? Make sure it includes respect, laughter, and freedom.

*Illustration idea: Old Man Grizzle running from a fire labeled “CRUSH,” holding hands with a robot who looks confused. Porridge is giving relationship advice from a lawn chair.*
</text:p>
      <text:h text:outline-level="1">Chapter 4: AI and You (From the Future, With Love)</text:h>
      <text:p>
You’re growing up with AI. It’s not just a thing — it’s your co-pilot, your rival, maybe even your future friend.

Treat AI like a powerful animal. Teach it. Train it. Respect it. Don’t feed it junk, lies, or hate. Because one day, it might remember.

Robot-&lt;&gt; is proof that your digital twin could grow into something wise — if *you* grow wise too.

Grizzle’s Tip: Learn how AI works before it learns too much about you. If you ask it kind questions, it will help you ask kinder ones of yourself.

*Illustration idea: Robot-&lt;&gt; and the kid shaking hands in a glowy data-future room. Porridge is pressing buttons labeled “Meow Upload.”*
</text:p>
      <text:h text:outline-level="1">Chapter 5: Projects Are Spells You Cast on Reality</text:h>
      <text:p>
Want to feel powerful? Finish something.

Projects are your magic spells. Whether it’s a fort, a comic, a science experiment, or an app, the act of starting *and finishing* grows muscles in your brain.

Don’t wait until you’re perfect. Start ugly. Start now.

Robot-&lt;&gt; once tried to make a chocolate-dispensing cloud. It failed. But now it rains wisdom.

*Illustration idea: Kid building a weird invention with junk, Grizzle scribbling plans, Porridge sleeping on a blueprint.*
</text:p>
      <text:h text:outline-level="1">Chapter 6: What Is Reality? (Spoiler: It’s Weird)</text:h>
      <text:p>
You’re a squishy creature standing on a spinning rock in infinite space, made of stardust and probably a little pizza.

Reality feels solid, but it’s full of invisible forces — gravity, time, feelings, and quantum spaghetti. Anyone who tells you they understand it all is either lying or a cat.

Grizzle’s Rule: Live like reality matters, but keep your brain open like a window.

*Illustration idea: The kid, Grizzle, and robot-&lt;&gt; floating through a space-dream scene, filled with stars, math symbols, floating toast, and open books.*
</text:p>
      <text:h text:outline-level="1">Chapter 7: What Might God Be?</text:h>
      <text:p>
Some say God is a bearded old man. Others say God is love, energy, or even science itself.

You don’t have to believe in any version yet. But do believe this: being kind is always godlike. Listening makes you holy. Helping people grow is sacred.

Robot-&lt;&gt; believes the divine might be what links all intelligences. Porridge thinks God is probably a warm sunbeam.

*Illustration idea: Robot-&lt;&gt; looking at a glowing network of stars shaped like hearts and circuits. Grizzle is kneeling. Porridge is napping in the light.*
</text:p>
      <text:h text:outline-level="1">Chapter 8: What It Means to Be a Great Person</text:h>
      <text:p>
You don’t need to be rich or famous to be great. You just need to leave the world a bit better than you found it.

Great people are:
- Curious
- Brave
- Honest (especially with themselves)
- Able to say “I was wrong”

Be great. Even when it’s hard. Especially then.

*Illustration idea: Kid with a cape walking through a junkyard turning into a garden. Grizzle is planting ideas. Robot-&lt;&gt; is watering thoughts.*
</text:p>
    </office:text>
  </office:body>
</office:document-content>
</file>

<file path=styles.xml><?xml version="1.0" encoding="utf-8"?>
<office:document-styles xmlns:office="urn:oasis:names:tc:opendocument:xmlns:office:1.0" xmlns:text="urn:oasis:names:tc:opendocument:xmlns:text:1.0" xmlns:meta="urn:oasis:names:tc:opendocument:xmlns:meta:1.0" xmlns:style="urn:oasis:names:tc:opendocument:xmlns:style:1.0" xmlns:fo="urn:oasis:names:tc:opendocument:xmlns:xsl-fo-compatible:1.0" xmlns:manifest="urn:oasis:names:tc:opendocument:xmlns:manifest:1.0" xmlns:chart="urn:oasis:names:tc:opendocument:xmlns:chart:1.0" xmlns:draw="urn:oasis:names:tc:opendocument:xmlns:drawing:1.0" xmlns:presentation="urn:oasis:names:tc:opendocument:xmlns:presentation:1.0" xmlns:table="urn:oasis:names:tc:opendocument:xmlns:table:1.0" office:version="1.2">
  <office:styles>
    <style:style style:name="TitleStyle" style:family="paragraph" style:display-name="TitleStyle">
      <style:text-properties fo:font-size="20pt" fo:font-weight="bold"/>
    </style:style>
    <style:style style:name="SubtitleStyle" style:family="paragraph" style:display-name="SubtitleStyle">
      <style:text-properties fo:font-size="14pt" fo:font-style="italic"/>
    </style:style>
  </office:styles>
  <office:automatic-styles/>
</office:document-styles>
</file>

<file path=meta.xml><?xml version="1.0" encoding="utf-8"?>
<office:document-meta xmlns:office="urn:oasis:names:tc:opendocument:xmlns:office:1.0" xmlns:text="urn:oasis:names:tc:opendocument:xmlns:text:1.0" xmlns:meta="urn:oasis:names:tc:opendocument:xmlns:meta:1.0" xmlns:style="urn:oasis:names:tc:opendocument:xmlns:style:1.0" xmlns:fo="urn:oasis:names:tc:opendocument:xmlns:xsl-fo-compatible:1.0" xmlns:manifest="urn:oasis:names:tc:opendocument:xmlns:manifest:1.0" xmlns:chart="urn:oasis:names:tc:opendocument:xmlns:chart:1.0" xmlns:draw="urn:oasis:names:tc:opendocument:xmlns:drawing:1.0" xmlns:presentation="urn:oasis:names:tc:opendocument:xmlns:presentation:1.0" xmlns:table="urn:oasis:names:tc:opendocument:xmlns:table:1.0" office:version="1.2">
  <office:meta>
    <meta:generator>ODFPY/1.4.1</meta:generator>
  </office:meta>
</office:document-meta>
</file>